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7b8b8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3333" draw:textarea-vertical-align="middle" draw:auto-grow-height="false" fo:min-height="0.749cm" fo:min-width="0.499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text-properties fo:font-size="14pt" fo:text-shadow="1pt 1pt" fo:font-weight="bold"/>
    </style:style>
    <style:style style:name="P5" style:family="paragraph">
      <style:paragraph-properties fo:margin-left="0cm" fo:margin-right="0cm" fo:text-indent="0cm"/>
      <style:text-properties fo:font-size="26pt"/>
    </style:style>
    <style:style style:name="P6" style:family="paragraph">
      <style:text-properties fo:font-size="26pt"/>
    </style:style>
    <style:style style:name="P7" style:family="paragraph">
      <style:paragraph-properties fo:margin-left="0cm" fo:margin-right="0cm" fo:text-indent="0cm"/>
      <style:text-properties fo:font-weight="bold"/>
    </style:style>
    <style:style style:name="P8" style:family="paragraph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color="#2300dc"/>
    </style:style>
    <style:style style:name="T3" style:family="text">
      <style:text-properties fo:font-size="14pt" fo:text-shadow="1pt 1pt" fo:font-weight="bold"/>
    </style:style>
    <style:style style:name="T4" style:family="text">
      <style:text-properties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8cm" svg:height="14.5cm" svg:x="1.5cm" svg:y="1.5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id="id3" draw:layer="layout" svg:width="2.5cm" svg:height="4.5cm" svg:x="16cm" svg:y="22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9cm" svg:height="8cm" svg:x="2cm" svg:y="5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11.212cm" svg:height="1.725cm" svg:x="1cm" svg:y="18cm">
          <draw:text-box>
            <text:p text:style-name="P2">META-INF/jboss-service.xml</text:p>
            <text:p text:style-name="P2">&lt;modul Portal&gt;/hibernate.cfg.xml</text:p>
          </draw:text-box>
        </draw:frame>
        <draw:custom-shape draw:style-name="gr4" draw:text-style-name="P1" draw:id="id2" draw:layer="layout" svg:width="3.5cm" svg:height="3.5cm" svg:x="11.5cm" svg:y="11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2.314cm" svg:height="0.988cm" svg:x="6.5cm" svg:y="5.512cm">
          <draw:text-box>
            <text:p text:style-name="P2">Portal</text:p>
          </draw:text-box>
        </draw:frame>
        <draw:frame draw:style-name="gr3" draw:layer="layout" svg:width="0.502cm" svg:height="0.988cm" svg:x="10.5cm" svg:y="22.5cm">
          <draw:text-box>
            <text:p text:style-name="P2"/>
          </draw:text-box>
        </draw:frame>
        <draw:custom-shape draw:style-name="gr5" draw:text-style-name="P1" draw:layer="layout" svg:width="2cm" svg:height="2cm" svg:x="4cm" svg:y="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2cm" svg:height="2cm" svg:x="7.2cm" svg:y="7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id="id1" draw:layer="layout" svg:width="2cm" svg:height="2cm" svg:x="5.5cm" svg:y="10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1" draw:layer="layout" draw:type="curve" svg:x1="7.5cm" svg:y1="11.5cm" svg:x2="12.001cm" svg:y2="13.506cm" draw:start-shape="id1" draw:start-glue-point="1">
          <text:p text:style-name="P2"/>
        </draw:connector>
        <draw:frame draw:style-name="gr3" draw:layer="layout" svg:width="3.288cm" svg:height="0.988cm" svg:x="5cm" svg:y="12.5cm">
          <draw:text-box>
            <text:p text:style-name="P2">workflow</text:p>
          </draw:text-box>
        </draw:frame>
        <draw:connector draw:style-name="gr6" draw:text-style-name="P1" draw:layer="layout" draw:type="curve" svg:x1="13.249cm" svg:y1="14.998cm" svg:x2="16cm" svg:y2="24.749cm" draw:start-shape="id2" draw:start-glue-point="8" draw:end-shape="id3" draw:end-glue-point="6">
          <text:p text:style-name="P2"/>
        </draw:connector>
        <draw:frame draw:style-name="gr3" draw:layer="layout" svg:width="7.72cm" svg:height="0.988cm" svg:x="1.225cm" svg:y="20.5cm">
          <draw:text-box>
            <text:p text:style-name="P2"><text:span text:style-name="T1">datasource</text:span> : PortalDS</text:p>
          </draw:text-box>
        </draw:frame>
        <draw:frame draw:style-name="gr3" draw:layer="layout" svg:width="14.337cm" svg:height="2.462cm" svg:x="6.4cm" svg:y="25.5cm">
          <draw:text-box>
            <text:p text:style-name="P2"><text:span text:style-name="T1">JBOSSPORTAL</text:span></text:p>
            <text:p text:style-name="P2"><text:span text:style-name="T2"><text:s text:c="2"/></text:span><text:span text:style-name="T2">Taules JBPM = WorkFlow inclos en el Portal</text:span></text:p>
            <text:p text:style-name="P2"><text:span text:style-name="T2"><text:s text:c="2"/></text:span><text:span text:style-name="T2">Taules JBP = JBossPortal</text:span></text:p>
          </draw:text-box>
        </draw:frame>
        <draw:frame draw:style-name="gr3" draw:layer="layout" svg:width="0.502cm" svg:height="0.988cm" svg:x="11.5cm" svg:y="25cm">
          <draw:text-box>
            <text:p text:style-name="P2"/>
          </draw:text-box>
        </draw:frame>
        <draw:frame draw:style-name="gr3" draw:layer="layout" svg:width="1.776cm" svg:height="0.988cm" svg:x="8.724cm" svg:y="9cm">
          <draw:text-box>
            <text:p text:style-name="P2">cms</text:p>
          </draw:text-box>
        </draw:frame>
        <draw:frame draw:style-name="gr3" draw:layer="layout" svg:width="7.771cm" svg:height="2.462cm" svg:x="2cm" svg:y="9cm">
          <draw:text-box>
            <text:p text:style-name="P2">wsrp</text:p>
            <text:p text:style-name="P2">WS for Remote Portlets</text:p>
            <text:p text:style-name="P2"/>
          </draw:text-box>
        </draw:frame>
        <draw:custom-shape draw:style-name="gr5" draw:text-style-name="P1" draw:id="id4" draw:layer="layout" svg:width="2cm" svg:height="2cm" svg:x="5cm" svg:y="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1" draw:layer="layout" draw:type="curve" svg:x1="6.707cm" svg:y1="6.291cm" svg:x2="14.486cm" svg:y2="12.011cm" draw:start-shape="id4" draw:start-glue-point="11" draw:end-shape="id2" draw:end-glue-point="11">
          <text:p text:style-name="P2"/>
        </draw:connector>
        <draw:custom-shape draw:style-name="gr4" draw:text-style-name="P1" draw:layer="layout" svg:width="3.5cm" svg:height="3.5cm" svg:x="12.1cm" svg:y="11.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6.001cm" svg:height="1.725cm" svg:x="12.802cm" svg:y="12.912cm">
          <draw:text-box>
            <text:p text:style-name="P2">fitxers</text:p>
            <text:p text:style-name="P2">hibernate.cfg.xml</text:p>
          </draw:text-box>
        </draw:frame>
        <draw:frame draw:style-name="gr3" draw:text-style-name="P4" draw:layer="layout" svg:width="4.401cm" svg:height="0.831cm" svg:x="0cm" svg:y="6.5cm">
          <draw:text-box>
            <text:p text:style-name="P3"><text:span text:style-name="T3">JBOSSPORTAL</text:span></text:p>
          </draw:text-box>
        </draw:frame>
        <draw:frame draw:style-name="gr3" draw:text-style-name="P6" draw:layer="layout" svg:width="3.296cm" svg:height="1.318cm" svg:x="14.3cm" svg:y="1.8cm">
          <draw:text-box>
            <text:p text:style-name="P5"><text:span text:style-name="T4">JBOSS</text:span></text:p>
          </draw:text-box>
        </draw:frame>
        <draw:frame draw:style-name="gr3" draw:text-style-name="P8" draw:layer="layout" svg:width="11.936cm" svg:height="0.988cm" svg:x="0.5cm" svg:y="0.5cm">
          <draw:text-box>
            <text:p text:style-name="P7"><text:span text:style-name="T1">JBOSS PORTAL (jboss-portal.sa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9-16T13:08:40</meta:creation-date>
    <dc:date>2008-09-16T18:16:42</dc:date>
    <dc:language>ca-ES</dc:language>
    <meta:editing-cycles>21</meta:editing-cycles>
    <meta:editing-duration>PT5H8M3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